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KaTeX Typewriter" svg:font-family="'KaTeX Typewrit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4" style:family="paragraph" style:parent-style-name="Text_20_body" style:list-style-name="L2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5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6" style:family="paragraph" style:parent-style-name="Text_20_body" style:list-style-name="L5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7" style:family="paragraph" style:parent-style-name="Text_20_body" style:list-style-name="L2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8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9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2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/>
    </style:style>
    <style:style style:name="T2" style:family="text">
      <style:text-properties fo:font-style="italic" loext:padding="0cm" loext:border="none"/>
    </style:style>
    <style:style style:name="T3" style:family="text">
      <style:text-properties style:font-name="KaTeX Main"/>
    </style:style>
    <style:style style:name="T4" style:family="text">
      <style:text-properties style:font-name="KaTeX Main" loext:padding="0cm" loext:border="none"/>
    </style:style>
    <style:style style:name="T5" style:family="text">
      <style:text-properties style:font-name="inherit"/>
    </style:style>
    <style:style style:name="T6" style:family="text">
      <style:text-properties style:font-name="inherit" fo:font-style="italic"/>
    </style:style>
    <style:style style:name="T7" style:family="text">
      <style:text-properties style:font-name="inherit" fo:font-style="italic" loext:padding="0cm" loext:border="none"/>
    </style:style>
    <style:style style:name="T8" style:family="text">
      <style:text-properties fo:font-variant="normal" fo:text-transform="none" fo:color="#d7d7d7" loext:opacity="100%" style:font-name="inherit" fo:font-size="8.39999961853027pt" fo:letter-spacing="normal" fo:font-style="normal" fo:font-weight="normal"/>
    </style:style>
    <style:style style:name="T9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10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d7d7d7" loext:opacity="100%" style:font-name="inherit" fo:font-size="8.39999961853027pt" fo:letter-spacing="normal" fo:font-style="italic" fo:font-weight="normal" fo:background-color="#1d1e23" loext:char-shading-value="0" loext:padding="0cm" loext:border="none"/>
    </style:style>
    <style:style style:name="T13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d7d7d7" loext:opacity="100%" style:font-name="Menlo" fo:font-size="8.39999961853027pt" fo:letter-spacing="normal" fo:font-style="normal" fo:font-weight="normal" fo:background-color="#1d1e23" loext:char-shading-value="0" loext:padding="0cm" loext:border="none"/>
    </style:style>
    <style:style style:name="T16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17" style:family="text">
      <style:text-properties fo:font-variant="normal" fo:text-transform="none" fo:color="#d7d7d7" loext:opacity="100%" style:font-name="KaTeX Typewriter" fo:font-size="8.3999996185302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5780b0" loext:opacity="100%" style:font-name="inherit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style:font-name="inherit" fo:font-size="8.39999961853027pt" fo:letter-spacing="normal" fo:font-style="normal" fo:font-weight="normal"/>
    </style:style>
    <style:style style:name="T20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21" style:family="text">
      <style:text-properties fo:font-variant="normal" fo:text-transform="none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2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23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24" style:family="text">
      <style:text-properties fo:font-variant="normal" fo:text-transform="none" style:font-name="inherit" fo:font-size="8.39999961853027pt" fo:letter-spacing="normal" fo:font-style="italic" fo:font-weight="normal" fo:background-color="#1d1e23" loext:char-shading-value="0" loext:padding="0cm" loext:border="none"/>
    </style:style>
    <style:style style:name="T25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26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27" style:family="text">
      <style:text-properties fo:font-variant="normal" fo:text-transform="none" style:font-name="Menlo" fo:font-size="8.39999961853027pt" fo:letter-spacing="normal" fo:font-style="normal" fo:font-weight="normal" fo:background-color="#1d1e23" loext:char-shading-value="0" loext:padding="0cm" loext:border="none"/>
    </style:style>
    <style:style style:name="T28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29" style:family="text">
      <style:text-properties fo:font-variant="normal" fo:text-transform="none" style:font-name="KaTeX Typewriter" fo:font-size="8.39999961853027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33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34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35" style:family="text">
      <style:text-properties fo:font-variant="normal" fo:text-transform="none" fo:color="#000000" loext:opacity="100%" style:font-name="inherit" fo:font-size="8.39999961853027pt" fo:letter-spacing="normal" fo:font-style="italic" fo:font-weight="normal" fo:background-color="#1d1e23" loext:char-shading-value="0" loext:padding="0cm" loext:border="none"/>
    </style:style>
    <style:style style:name="T36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0000" loext:opacity="100%" style:font-name="Menlo" fo:font-size="8.39999961853027pt" fo:letter-spacing="normal" fo:font-style="normal" fo:font-weight="normal" fo:background-color="#1d1e23" loext:char-shading-value="0" loext:padding="0cm" loext:border="none"/>
    </style:style>
    <style:style style:name="T39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40" style:family="text">
      <style:text-properties fo:font-variant="normal" fo:text-transform="none" fo:color="#000000" loext:opacity="100%" style:font-name="KaTeX Typewriter" fo:font-size="8.39999961853027pt" fo:letter-spacing="normal" fo:font-style="normal" fo:font-weight="normal" loext:padding="0cm" loext:border="none"/>
    </style:style>
    <style:style style:name="T41" style:family="text">
      <style:text-properties style:font-name="KaTeX Typewriter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ockpicking Chef</text:h>
      <text:h text:style-name="P2" text:outline-level="2">Problem</text:h>
      <text:p text:style-name="P8">Chef bought a new digital lock, but is quite suspicious of its actual strength in keeping out pesky thieves. So, he wants to find out how quickly he can open the lock.</text:p>
      <text:p text:style-name="P9">The digital lock works as follows:</text:p>
      <text:list xml:id="list1969744366" text:style-name="L1">
        <text:list-item>
          <text:p text:style-name="P12">On its screen, there is a string of digits <draw:frame draw:style-name="fr1" draw:name="Quadro1" text:anchor-type="char" svg:width="0.041cm" draw:z-index="0"><draw:text-box fo:min-height="0.041cm"><text:p text:style-name="P7">�</text:p></draw:text-box></draw:frame><text:span text:style-name="T2">S</text:span> of length <draw:frame draw:style-name="fr1" draw:name="Quadro2" text:anchor-type="char" svg:width="0.041cm" draw:z-index="1"><draw:text-box fo:min-height="0.041cm"><text:p text:style-name="P7">�</text:p></draw:text-box></draw:frame><text:span text:style-name="T2">N</text:span>.</text:p>
        </text:list-item>
        <text:list-item>
          <text:p text:style-name="P20"><text:span text:style-name="T30">There is also a secret code </text:span><draw:frame draw:style-name="fr1" draw:name="Quadro3" text:anchor-type="char" svg:width="0.041cm" draw:z-index="2"><draw:text-box fo:min-height="0.041cm"><text:p text:style-name="P7">�</text:p></draw:text-box></draw:frame><text:span text:style-name="T34">K</text:span><text:span text:style-name="T30"> of length </text:span><draw:frame draw:style-name="fr1" draw:name="Quadro4" text:anchor-type="char" svg:width="0.041cm" draw:z-index="3"><draw:text-box fo:min-height="0.041cm"><text:p text:style-name="P7">�</text:p></draw:text-box></draw:frame><text:span text:style-name="T34">M</text:span><text:span text:style-name="T30"> (</text:span><draw:frame draw:style-name="fr1" draw:name="Quadro5" text:anchor-type="char" svg:width="0.041cm" draw:z-index="4"><draw:text-box fo:min-height="0.041cm"><text:p text:style-name="P7">1≤�≤10</text:p></draw:text-box></draw:frame><text:span text:style-name="T36">1≤</text:span><text:span text:style-name="T34">M</text:span><text:span text:style-name="T36">≤10</text:span><text:span text:style-name="T30">), which acts as the key to the lock.<text:line-break/>The lock will open if </text:span><draw:frame draw:style-name="fr1" draw:name="Quadro6" text:anchor-type="char" svg:width="0.041cm" draw:z-index="5"><draw:text-box fo:min-height="0.041cm"><text:p text:style-name="P7">�</text:p></draw:text-box></draw:frame><text:span text:style-name="T34">K</text:span><text:span text:style-name="T30"> is present </text:span><text:span text:style-name="Emphasis"><text:span text:style-name="T34">anywhere</text:span></text:span><text:span text:style-name="T30"> in </text:span><draw:frame draw:style-name="fr1" draw:name="Quadro7" text:anchor-type="char" svg:width="0.041cm" draw:z-index="6"><draw:text-box fo:min-height="0.041cm"><text:p text:style-name="P7">�</text:p></draw:text-box></draw:frame><text:span text:style-name="T34">S</text:span><text:span text:style-name="T30"> as a contiguous </text:span><text:a xlink:type="simple" xlink:href="https://en.wikipedia.org/wiki/Substring#" text:style-name="Internet_20_link" text:visited-style-name="Visited_20_Internet_20_Link"><text:span text:style-name="T31">substring</text:span></text:a><text:span text:style-name="T30">.</text:span></text:p>
        </text:list-item>
      </text:list>
      <text:p text:style-name="P10">Operating the lock is simple: Chef can choose an index <draw:frame draw:style-name="fr1" draw:name="Quadro8" text:anchor-type="char" svg:width="0.041cm" draw:z-index="7"><draw:text-box fo:min-height="0.041cm"><text:p text:style-name="P7">�</text:p></draw:text-box></draw:frame><text:span text:style-name="T7">i</text:span>, and either increment <draw:frame draw:style-name="fr1" draw:name="Quadro9" text:anchor-type="char" svg:width="0.041cm" draw:z-index="8"><draw:text-box fo:min-height="0.041cm"><text:p text:style-name="P7">��</text:p></draw:text-box></draw:frame><text:span text:style-name="T7">Si</text:span><text:span text:style-name="T4">​</text:span> by <draw:frame draw:style-name="fr1" draw:name="Quadro10" text:anchor-type="char" svg:width="0.041cm" draw:z-index="9"><draw:text-box fo:min-height="0.041cm"><text:p text:style-name="P7">1</text:p></draw:text-box></draw:frame><text:span text:style-name="T4">1</text:span>, or decrement it by <draw:frame draw:style-name="fr1" draw:name="Quadro11" text:anchor-type="char" svg:width="0.041cm" draw:z-index="10"><draw:text-box fo:min-height="0.041cm"><text:p text:style-name="P7">1</text:p></draw:text-box></draw:frame><text:span text:style-name="T4">1</text:span>.<text:line-break/>Here, the digits are cyclic, following the order <draw:frame draw:style-name="fr1" draw:name="Quadro12" text:anchor-type="char" svg:width="0.041cm" draw:z-index="11"><draw:text-box fo:min-height="0.041cm"><text:p text:style-name="P7">0→1→2→3→…→8→9→0→…</text:p></draw:text-box></draw:frame><text:span text:style-name="T4">0→1→2→3→…→8→9→0→…</text:span><text:line-break/>In particular, incrementing <draw:frame draw:style-name="fr1" draw:name="Quadro13" text:anchor-type="char" svg:width="0.041cm" draw:z-index="12"><draw:text-box fo:min-height="0.041cm"><text:p text:style-name="P7">9</text:p></draw:text-box></draw:frame><text:span text:style-name="T4">9</text:span> will turn it into <draw:frame draw:style-name="fr1" draw:name="Quadro14" text:anchor-type="char" svg:width="0.041cm" draw:z-index="13"><draw:text-box fo:min-height="0.041cm"><text:p text:style-name="P7">0</text:p></draw:text-box></draw:frame><text:span text:style-name="T4">0</text:span> and decrementing <draw:frame draw:style-name="fr1" draw:name="Quadro15" text:anchor-type="char" svg:width="0.041cm" draw:z-index="14"><draw:text-box fo:min-height="0.041cm"><text:p text:style-name="P7">0</text:p></draw:text-box></draw:frame><text:span text:style-name="T4">0</text:span> will turn it into <draw:frame draw:style-name="fr1" draw:name="Quadro16" text:anchor-type="char" svg:width="0.041cm" draw:z-index="15"><draw:text-box fo:min-height="0.041cm"><text:p text:style-name="P7">9</text:p></draw:text-box></draw:frame><text:span text:style-name="T4">9</text:span>.</text:p>
      <text:p text:style-name="P10">You are given <draw:frame draw:style-name="fr1" draw:name="Quadro17" text:anchor-type="char" svg:width="0.041cm" draw:z-index="16"><draw:text-box fo:min-height="0.041cm"><text:p text:style-name="P7">�</text:p></draw:text-box></draw:frame><text:span text:style-name="T7">S</text:span> and <draw:frame draw:style-name="fr1" draw:name="Quadro18" text:anchor-type="char" svg:width="0.041cm" draw:z-index="17"><draw:text-box fo:min-height="0.041cm"><text:p text:style-name="P7">�</text:p></draw:text-box></draw:frame><text:span text:style-name="T7">K</text:span>. What's the minimum number of moves Chef needs to open the lock?</text:p>
      <text:h text:style-name="P3" text:outline-level="3">Input Format</text:h>
      <text:list xml:id="list2120612746" text:style-name="L2">
        <text:list-item>
          <text:p text:style-name="P13">The first line of input will contain a single integer <draw:frame draw:style-name="fr1" draw:name="Quadro19" text:anchor-type="char" svg:width="0.041cm" draw:z-index="18"><draw:text-box fo:min-height="0.041cm"><text:p text:style-name="P7">�</text:p></draw:text-box></draw:frame><text:span text:style-name="T2">T</text:span>, denoting the number of test cases.</text:p>
        </text:list-item>
        <text:list-item>
          <text:p text:style-name="P17">Each test case consists of three lines of input.</text:p>
          <text:list>
            <text:list-item>
              <text:p text:style-name="P14">The first line of each test case contains two space-separated integers <draw:frame draw:style-name="fr1" draw:name="Quadro20" text:anchor-type="char" svg:width="0.041cm" draw:z-index="19"><draw:text-box fo:min-height="0.041cm"><text:p text:style-name="P7">�</text:p></draw:text-box></draw:frame><text:span text:style-name="T2">N</text:span> and <draw:frame draw:style-name="fr1" draw:name="Quadro21" text:anchor-type="char" svg:width="0.041cm" draw:z-index="20"><draw:text-box fo:min-height="0.041cm"><text:p text:style-name="P7">�</text:p></draw:text-box></draw:frame><text:span text:style-name="T2">M</text:span> — the lengths of the string and the secret code, respectively.</text:p>
            </text:list-item>
            <text:list-item>
              <text:p text:style-name="P21"><text:span text:style-name="T30">The second line contains a string </text:span><draw:frame draw:style-name="fr1" draw:name="Quadro22" text:anchor-type="char" svg:width="0.041cm" draw:z-index="21"><draw:text-box fo:min-height="0.041cm"><text:p text:style-name="P7">�</text:p></draw:text-box></draw:frame><text:span text:style-name="T34">S</text:span><text:span text:style-name="T30"> of length </text:span><draw:frame draw:style-name="fr1" draw:name="Quadro23" text:anchor-type="char" svg:width="0.041cm" draw:z-index="22"><draw:text-box fo:min-height="0.041cm"><text:p text:style-name="P7">�</text:p></draw:text-box></draw:frame><text:span text:style-name="T34">N</text:span><text:span text:style-name="T30">, containing only the digits </text:span><text:span text:style-name="Source_20_Text"><text:span text:style-name="T37">0-9</text:span></text:span><text:span text:style-name="T30">.</text:span></text:p>
            </text:list-item>
            <text:list-item>
              <text:p text:style-name="P21"><text:span text:style-name="T30">The third line contains a string </text:span><draw:frame draw:style-name="fr1" draw:name="Quadro24" text:anchor-type="char" svg:width="0.041cm" draw:z-index="23"><draw:text-box fo:min-height="0.041cm"><text:p text:style-name="P7">�</text:p></draw:text-box></draw:frame><text:span text:style-name="T34">K</text:span><text:span text:style-name="T30"> of length </text:span><draw:frame draw:style-name="fr1" draw:name="Quadro25" text:anchor-type="char" svg:width="0.041cm" draw:z-index="24"><draw:text-box fo:min-height="0.041cm"><text:p text:style-name="P7">�</text:p></draw:text-box></draw:frame><text:span text:style-name="T34">M</text:span><text:span text:style-name="T30">, also containing only the digits </text:span><text:span text:style-name="Source_20_Text"><text:span text:style-name="T37">0-9</text:span></text:span><text:span text:style-name="T30">.</text:span></text:p>
            </text:list-item>
          </text:list>
        </text:list-item>
      </text:list>
      <text:h text:style-name="P3" text:outline-level="3">Output Format</text:h>
      <text:p text:style-name="P8">For each test case, output on a new line the minimum number of moves Chef needs to open the lock.</text:p>
      <text:h text:style-name="P3" text:outline-level="3">Constraints</text:h>
      <text:list xml:id="list2301313284" text:style-name="L3">
        <text:list-item>
          <text:p text:style-name="P19"><draw:frame draw:style-name="fr1" draw:name="Quadro26" text:anchor-type="char" svg:width="0.041cm" draw:z-index="25"><draw:text-box fo:min-height="0.041cm"><text:p text:style-name="P7">1≤�≤104</text:p></draw:text-box></draw:frame>1≤<text:span text:style-name="T6">T</text:span>≤10<text:span text:style-name="T5">4</text:span></text:p>
        </text:list-item>
        <text:list-item>
          <text:p text:style-name="P19"><draw:frame draw:style-name="fr1" draw:name="Quadro27" text:anchor-type="char" svg:width="0.041cm" draw:z-index="26"><draw:text-box fo:min-height="0.041cm"><text:p text:style-name="P7">1≤�≤105</text:p></draw:text-box></draw:frame>1≤<text:span text:style-name="T6">N</text:span>≤10<text:span text:style-name="T5">5</text:span></text:p>
        </text:list-item>
        <text:list-item>
          <text:p text:style-name="P19"><draw:frame draw:style-name="fr1" draw:name="Quadro28" text:anchor-type="char" svg:width="0.041cm" draw:z-index="27"><draw:text-box fo:min-height="0.041cm"><text:p text:style-name="P7">1≤�≤min⁡(�,10)</text:p></draw:text-box></draw:frame>1≤<text:span text:style-name="T6">M</text:span>≤min(<text:span text:style-name="T6">N</text:span>,10)</text:p>
        </text:list-item>
        <text:list-item>
          <text:p text:style-name="P18">The sum of <draw:frame draw:style-name="fr1" draw:name="Quadro29" text:anchor-type="char" svg:width="0.041cm" draw:z-index="28"><draw:text-box fo:min-height="0.041cm"><text:p text:style-name="P7">�</text:p></draw:text-box></draw:frame><text:span text:style-name="T1">N</text:span> across all tests won't exceed <draw:frame draw:style-name="fr1" draw:name="Quadro30" text:anchor-type="char" svg:width="0.041cm" draw:z-index="29"><draw:text-box fo:min-height="0.041cm"><text:p text:style-name="P7">105</text:p></draw:text-box></draw:frame><text:span text:style-name="T3">10</text:span>5.</text:p>
        </text:list-item>
        <text:list-item>
          <text:p text:style-name="P22"><text:span text:style-name="T32">Strings </text:span><draw:frame draw:style-name="fr1" draw:name="Quadro31" text:anchor-type="char" svg:width="0.041cm" draw:z-index="30"><draw:text-box fo:min-height="0.041cm"><text:p text:style-name="P7">�</text:p></draw:text-box></draw:frame><text:span text:style-name="T35">S</text:span><text:span text:style-name="T32"> and </text:span><draw:frame draw:style-name="fr1" draw:name="Quadro32" text:anchor-type="char" svg:width="0.041cm" draw:z-index="31"><draw:text-box fo:min-height="0.041cm"><text:p text:style-name="P7">�</text:p></draw:text-box></draw:frame><text:span text:style-name="T35">K</text:span><text:span text:style-name="T32"> will only contain the digits </text:span><text:span text:style-name="Source_20_Text"><text:span text:style-name="T38">0-9</text:span></text:span><text:span text:style-name="T32">.</text:span></text:p>
        </text:list-item>
      </text:list>
      <text:h text:style-name="P3" text:outline-level="3">Sample 1:</text:h>
      <text:p text:style-name="P11">Input</text:p>
      <text:p text:style-name="P11">Output</text:p>
      <text:p text:style-name="P4">4</text:p>
      <text:p text:style-name="P5">5 2</text:p>
      <text:p text:style-name="P5">10234</text:p>
      <text:p text:style-name="P5">32</text:p>
      <text:p text:style-name="P5">5 2</text:p>
      <text:p text:style-name="P5">10234</text:p>
      <text:p text:style-name="P5">57</text:p>
      <text:p text:style-name="P5">5 3</text:p>
      <text:p text:style-name="P5">10234</text:p>
      <text:p text:style-name="P5">234</text:p>
      <text:p text:style-name="P5">6 3</text:p>
      <text:p text:style-name="P5">464646</text:p>
      <text:p text:style-name="P5">000</text:p>
      <text:p text:style-name="P4">2</text:p>
      <text:p text:style-name="P5">5</text:p>
      <text:p text:style-name="P5">0</text:p>
      <text:p text:style-name="P5">12</text:p>
      <text:h text:style-name="P3" text:outline-level="3"><text:soft-page-break/>Explanation:</text:h>
      <text:p text:style-name="P23"><text:span text:style-name="Strong_20_Emphasis"><text:span text:style-name="T33">Test case </text:span></text:span><draw:frame draw:style-name="fr1" draw:name="Quadro33" text:anchor-type="char" svg:width="0.041cm" draw:z-index="32"><draw:text-box fo:min-height="0.041cm"><text:p text:style-name="P7">1</text:p></draw:text-box></draw:frame><text:span text:style-name="Strong_20_Emphasis"><text:span text:style-name="T36">1</text:span></text:span><text:span text:style-name="Strong_20_Emphasis"><text:span text:style-name="T33">:</text:span></text:span><text:span text:style-name="T39"> One solution is as follows:</text:span></text:p>
      <text:list xml:id="list3078535723" text:style-name="L4">
        <text:list-item>
          <text:p text:style-name="P15">Increase the third digit by <draw:frame draw:style-name="fr1" draw:name="Quadro34" text:anchor-type="char" svg:width="0.041cm" draw:z-index="33"><draw:text-box fo:min-height="0.041cm"><text:p text:style-name="P7">1</text:p></draw:text-box></draw:frame><text:span text:style-name="T4">1</text:span>: <draw:frame draw:style-name="fr1" draw:name="Quadro35" text:anchor-type="char" svg:width="0.041cm" draw:z-index="34"><draw:text-box fo:min-height="0.041cm"><text:p text:style-name="P7">10234→10334</text:p></draw:text-box></draw:frame><text:span text:style-name="T41">10234</text:span><text:span text:style-name="T4">→</text:span><text:span text:style-name="T41">10334</text:span></text:p>
        </text:list-item>
        <text:list-item>
          <text:p text:style-name="P15">Decrease the fourth digit by <draw:frame draw:style-name="fr1" draw:name="Quadro36" text:anchor-type="char" svg:width="0.041cm" draw:z-index="35"><draw:text-box fo:min-height="0.041cm"><text:p text:style-name="P7">1</text:p></draw:text-box></draw:frame><text:span text:style-name="T4">1</text:span>: <draw:frame draw:style-name="fr1" draw:name="Quadro37" text:anchor-type="char" svg:width="0.041cm" draw:z-index="36"><draw:text-box fo:min-height="0.041cm"><text:p text:style-name="P7">10334→10324</text:p></draw:text-box></draw:frame><text:span text:style-name="T41">10334</text:span><text:span text:style-name="T4">→</text:span><text:span text:style-name="T41">10324</text:span></text:p>
        </text:list-item>
      </text:list>
      <text:p text:style-name="P10">Now <draw:frame draw:style-name="fr1" draw:name="Quadro38" text:anchor-type="char" svg:width="0.041cm" draw:z-index="37"><draw:text-box fo:min-height="0.041cm"><text:p text:style-name="P7">�=32</text:p></draw:text-box></draw:frame><text:span text:style-name="T7">K</text:span><text:span text:style-name="T4">=</text:span><text:span text:style-name="T41">32</text:span> is present as a substring.<text:line-break/>It can be shown that using less than <draw:frame draw:style-name="fr1" draw:name="Quadro39" text:anchor-type="char" svg:width="0.041cm" draw:z-index="38"><draw:text-box fo:min-height="0.041cm"><text:p text:style-name="P7">2</text:p></draw:text-box></draw:frame><text:span text:style-name="T4">2</text:span> moves is not enough.</text:p>
      <text:p text:style-name="P23"><text:span text:style-name="Strong_20_Emphasis"><text:span text:style-name="T33">Test case </text:span></text:span><draw:frame draw:style-name="fr1" draw:name="Quadro40" text:anchor-type="char" svg:width="0.041cm" draw:z-index="39"><draw:text-box fo:min-height="0.041cm"><text:p text:style-name="P7">3</text:p></draw:text-box></draw:frame><text:span text:style-name="Strong_20_Emphasis"><text:span text:style-name="T36">3</text:span></text:span><text:span text:style-name="Strong_20_Emphasis"><text:span text:style-name="T33">:</text:span></text:span><text:span text:style-name="T39"> </text:span><draw:frame draw:style-name="fr1" draw:name="Quadro41" text:anchor-type="char" svg:width="0.041cm" draw:z-index="40"><draw:text-box fo:min-height="0.041cm"><text:p text:style-name="P7">�=234</text:p></draw:text-box></draw:frame><text:span text:style-name="T34">K</text:span><text:span text:style-name="T36">=</text:span><text:span text:style-name="T40">234</text:span><text:span text:style-name="T39"> is already present as a substring, so </text:span><draw:frame draw:style-name="fr1" draw:name="Quadro42" text:anchor-type="char" svg:width="0.041cm" draw:z-index="41"><draw:text-box fo:min-height="0.041cm"><text:p text:style-name="P7">0</text:p></draw:text-box></draw:frame><text:span text:style-name="T36">0</text:span><text:span text:style-name="T39"> moves are needed.</text:span></text:p>
      <text:p text:style-name="P23"><text:span text:style-name="Strong_20_Emphasis"><text:span text:style-name="T33">Test case </text:span></text:span><draw:frame draw:style-name="fr1" draw:name="Quadro43" text:anchor-type="char" svg:width="0.041cm" draw:z-index="42"><draw:text-box fo:min-height="0.041cm"><text:p text:style-name="P7">4</text:p></draw:text-box></draw:frame><text:span text:style-name="Strong_20_Emphasis"><text:span text:style-name="T36">4</text:span></text:span><text:span text:style-name="Strong_20_Emphasis"><text:span text:style-name="T33">:</text:span></text:span><text:span text:style-name="T39"> One solution is as follows:</text:span></text:p>
      <text:list xml:id="list2039905948" text:style-name="L5">
        <text:list-item>
          <text:p text:style-name="P16"><draw:frame draw:style-name="fr1" draw:name="Quadro44" text:anchor-type="char" svg:width="0.041cm" draw:z-index="43"><draw:text-box fo:min-height="0.041cm"><text:p text:style-name="P7">464646→404646</text:p></draw:text-box></draw:frame><text:span text:style-name="T41">464646</text:span><text:span text:style-name="T4">→</text:span><text:span text:style-name="T41">404646</text:span> by incrementing the second position <draw:frame draw:style-name="fr1" draw:name="Quadro45" text:anchor-type="char" svg:width="0.041cm" draw:z-index="44"><draw:text-box fo:min-height="0.041cm"><text:p text:style-name="P7">4</text:p></draw:text-box></draw:frame><text:span text:style-name="T4">4</text:span> times.</text:p>
        </text:list-item>
        <text:list-item>
          <text:p text:style-name="P16"><draw:frame draw:style-name="fr1" draw:name="Quadro46" text:anchor-type="char" svg:width="0.041cm" draw:z-index="45"><draw:text-box fo:min-height="0.041cm"><text:p text:style-name="P7">404646→404046</text:p></draw:text-box></draw:frame><text:span text:style-name="T41">404646</text:span><text:span text:style-name="T4">→</text:span><text:span text:style-name="T41">404046</text:span> by incrementing the fourth position <draw:frame draw:style-name="fr1" draw:name="Quadro47" text:anchor-type="char" svg:width="0.041cm" draw:z-index="46"><draw:text-box fo:min-height="0.041cm"><text:p text:style-name="P7">4</text:p></draw:text-box></draw:frame><text:span text:style-name="T4">4</text:span> times.</text:p>
        </text:list-item>
        <text:list-item>
          <text:p text:style-name="P16"><draw:frame draw:style-name="fr1" draw:name="Quadro48" text:anchor-type="char" svg:width="0.041cm" draw:z-index="47"><draw:text-box fo:min-height="0.041cm"><text:p text:style-name="P7">404046→400046</text:p></draw:text-box></draw:frame><text:span text:style-name="T41">404046</text:span><text:span text:style-name="T4">→</text:span><text:span text:style-name="T41">400046</text:span> by decrementing the third position <draw:frame draw:style-name="fr1" draw:name="Quadro49" text:anchor-type="char" svg:width="0.041cm" draw:z-index="48"><draw:text-box fo:min-height="0.041cm"><text:p text:style-name="P7">4</text:p></draw:text-box></draw:frame><text:span text:style-name="T4">4</text:span> times.</text:p>
        </text:list-item>
      </text:list>
      <text:p text:style-name="P10"><draw:frame draw:style-name="fr1" draw:name="Quadro50" text:anchor-type="char" svg:width="0.041cm" draw:z-index="49"><draw:text-box fo:min-height="0.041cm"><text:p text:style-name="P7">000</text:p></draw:text-box></draw:frame><text:span text:style-name="T41">000</text:span> is now present as a substring, and we used <draw:frame draw:style-name="fr1" draw:name="Quadro51" text:anchor-type="char" svg:width="0.041cm" draw:z-index="50"><draw:text-box fo:min-height="0.041cm"><text:p text:style-name="P7">12</text:p></draw:text-box></draw:frame><text:span text:style-name="T4">12</text:span> moves in total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KaTeX Typewriter" svg:font-family="'KaTeX Typewrit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09:28:29.973000000</dc:date>
    <meta:editing-duration>PT48S</meta:editing-duration>
    <meta:editing-cycles>1</meta:editing-cycles>
    <meta:document-statistic meta:table-count="0" meta:image-count="0" meta:object-count="0" meta:page-count="2" meta:paragraph-count="104" meta:word-count="447" meta:character-count="2334" meta:non-whitespace-character-count="1821"/>
    <meta:generator>LibreOffice/7.2.2.2$Windows_X86_64 LibreOffice_project/02b2acce88a210515b4a5bb2e46cbfb63fe97d56</meta:generator>
  </office:meta>
</office:document-meta>
</file>